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71a6" officeooo:paragraph-rsid="007171a6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bafb" officeooo:paragraph-rsid="0071bafb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7171a6"/>
    </style:style>
    <style:style style:name="P9" style:family="paragraph" style:parent-style-name="Standard">
      <style:paragraph-properties fo:text-align="start" style:justify-single-word="false"/>
      <style:text-properties officeooo:paragraph-rsid="0074f37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7171a6" officeooo:paragraph-rsid="007171a6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4f372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4f372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bcd9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171a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3082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3386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bcd9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171a6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1bafb" style:font-size-asian="12pt" style:font-weight-asian="normal" style:font-size-complex="12pt" style:font-weight-complex="normal"/>
    </style:style>
    <style:style style:name="T11" style:family="text">
      <style:text-properties officeooo:rsid="0019eb27"/>
    </style:style>
    <style:style style:name="T12" style:family="text">
      <style:text-properties officeooo:rsid="006c9e2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7171a6"/>
    </style:style>
    <style:style style:name="T1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5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A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D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9"><text:span text:style-name="T4">2</text:span><text:span text:style-name="T5">0</text:span><text:span text:style-name="T4">1</text:span><text:span text:style-name="T1"> - </text:span><text:span text:style-name="T6">Ground - </text:span><text:span text:style-name="T3">Cold Start</text:span></text:p>
      <text:p text:style-name="P2"/>
      <text:p text:style-name="P1"><text:span text:style-name="T11">C</text:span>old Start -- <text:span text:style-name="T14">WIP, needs verification</text:span></text:p>
      <text:list text:style-name="L1">
        <text:list-item>
          <text:p text:style-name="P5"><text:span text:style-name="T13">Battery/Accumulator</text:span> switch ... OFF</text:p>
        </text:list-item>
        <text:list-item>
          <text:p text:style-name="P5">Generator switch ... ON</text:p>
        </text:list-item>
        <text:list-item>
          <text:p text:style-name="P7"><text:span text:style-name="T2">Ground crew</text:span><text:span text:style-name="T8"> ... </text:span><text:span text:style-name="T4">Ground</text:span><text:span text:style-name="T2"> electric power ON</text:span><text:span text:style-name="T8"> (backslash, F8, F2, F1)</text:span></text:p>
        </text:list-item>
        <text:list-item>
          <text:p text:style-name="P10"><text:span text:style-name="T8">R</text:span><text:span text:style-name="T7">ight Circuit Breaker panel switches ... All ON except Battery/Accumulator</text:span></text:p>
        </text:list-item>
        <text:list-item>
          <text:p text:style-name="P5">Fuel Boost Pump switch ... ON</text:p>
        </text:list-item>
        <text:list-item>
          <text:p text:style-name="P5">Ignition switch ... ON</text:p>
        </text:list-item>
        <text:list-item>
          <text:p text:style-name="P5">Fuel Transfer Pump switch ... ON</text:p>
        </text:list-item>
        <text:list-item>
          <text:p text:style-name="P5">Instruments/Lights switch ... ON</text:p>
        </text:list-item>
        <text:list-item>
          <text:p text:style-name="P5">Throttle ... Idle (fully aft)</text:p>
        </text:list-item>
        <text:list-item>
          <text:p text:style-name="P5">Starter Button Safety Cover ... Open (guarded switch on outboard throttle handle)</text:p>
        </text:list-item>
        <text:list-item>
          <text:p text:style-name="P5">Starter button ... Press for 1-2 seconds</text:p>
        </text:list-item>
        <text:list-item>
          <text:p text:style-name="P5">When engine is at 600 RPM: Fuel Shutoff Valve ... Half (under flaps lever)</text:p>
        </text:list-item>
        <text:list-item>
          <text:p text:style-name="P5">When engine is at 900-1200 RPM: Fuel Shutoff Valve ... Full open (fully down) (under flaps lever)</text:p>
        </text:list-item>
        <text:list-item>
          <text:p text:style-name="P5">Engine should stabilize at 2400-2600 RPM, temp &lt;= 650° C.</text:p>
        </text:list-item>
        <text:list-item>
          <text:p text:style-name="P5">Hydro-Booster lever ... ON (forward) (inboard of throttle handle)</text:p>
        </text:list-item>
        <text:list-item>
          <text:p text:style-name="P5">Increase speed to 5000 RPM and make sure GENERATOR OFF light goes out at 4500 RPM or higher.</text:p>
        </text:list-item>
        <text:list-item>
          <text:p text:style-name="P8"><text:span text:style-name="T2">Ground crew</text:span><text:span text:style-name="T8"> ... </text:span><text:span text:style-name="T4">Ground</text:span><text:span text:style-name="T2"> electric power </text:span><text:span text:style-name="T4">OFF</text:span><text:span text:style-name="T8"> (backslash, F8, F2, F</text:span><text:span text:style-name="T9">2</text:span><text:span text:style-name="T8">)</text:span></text:p>
        </text:list-item>
        <text:list-item>
          <text:p text:style-name="P8"><text:span text:style-name="T2">Battery/Accumulator</text:span><text:span text:style-name="T8"> switch ... O</text:span><text:span text:style-name="T9">N</text:span></text:p>
        </text:list-item>
        <text:list-item>
          <text:p text:style-name="P5">Canopy ... Close</text:p>
        </text:list-item>
        <text:list-item>
          <text:p text:style-name="P10"><text:span text:style-name="T7">Cockpit pressurization ... As needed (set dial to Blue, Yellow, or Red, not sure which?? </text:span><text:span text:style-name="T10">I think yellow is default</text:span><text:span text:style-name="T7">) </text:span><text:span text:style-name="T10">(right wall)</text:span></text:p>
        </text:list-item>
        <text:list-item>
          <text:p text:style-name="P6">Oxygen valve ... ON (full counter-clockwise) (left elbow, below air diluter knob)</text:p>
        </text:list-item>
      </text:list>
      <text:p text:style-name="P3"/>
      <text:p text:style-name="P4">Follow remaining steps in pref<text:span text:style-name="T12">l</text:span>ight checklist on following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19.236000000</dc:date>
    <meta:editing-duration>PT14H41M5S</meta:editing-duration>
    <meta:editing-cycles>9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0" meta:word-count="253" meta:character-count="1414" meta:non-whitespace-character-count="1212"/>
  </office:meta>
</office:document-meta>
</file>